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916" calcext:value-type="float">
            <text:p>46.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6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10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4656" calcext:value-type="float">
            <text:p>45.63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5512" calcext:value-type="float">
            <text:p>45.62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612" calcext:value-type="float">
            <text:p>45.1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8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38672" calcext:value-type="float">
            <text:p>44.2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3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238</text:p>
          </table:table-cell>
          <table:table-cell office:value-type="string" calcext:value-type="string">
            <text:p>198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